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/>
    <style:font-face style:name="Open Sans1" svg:font-family="'Open Sans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cc0000" draw:stroke-linejoin="round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solid" svg:stroke-width="0.026cm" svg:stroke-color="#4285f4" draw:stroke-linejoin="round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026cm" svg:stroke-color="#0097a7" draw:stroke-linejoin="round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dash" draw:stroke-dash="Long_20_Dot" svg:stroke-width="0.026cm" svg:stroke-color="#000000" draw:stroke-linejoin="round" draw:fill="none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4" style:family="paragraph">
      <style:paragraph-properties fo:margin-top="0cm" fo:margin-bottom="0cm" fo:line-height="115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cc0000" loext:opacity="100%" style:text-line-through-style="none" style:text-line-through-type="none" style:text-position="0% 100%" style:font-name="Open Sans" fo:font-size="9pt" fo:letter-spacing="normal" fo:language="fr" fo:country="FR" fo:font-style="normal" style:text-underline-style="none" fo:font-weight="bold" fo:background-color="transparent" style:font-name-asian="Open Sans" style:font-size-asian="9pt" style:font-style-asian="normal" style:font-weight-asian="bold" style:font-name-complex="DejaVu Sans" style:font-size-complex="9pt" style:font-style-complex="normal" style:font-weight-complex="bold"/>
    </style:style>
    <style:style style:name="T2" style:family="text">
      <style:text-properties fo:font-variant="normal" fo:text-transform="none" fo:color="#cc0000" loext:opacity="100%" style:text-line-through-style="none" style:text-line-through-type="none" style:text-position="0% 100%" style:font-name="Open Sans" fo:font-size="7pt" fo:letter-spacing="normal" fo:language="fr" fo:country="FR" fo:font-style="normal" style:text-underline-style="none" fo:font-weight="normal" fo:background-color="transparent" style:font-name-asian="Open Sans" style:font-size-asian="7pt" style:font-style-asian="normal" style:font-weight-asian="normal" style:font-name-complex="Open Sans" style:font-size-complex="7pt" style:font-style-complex="normal" style:font-weight-complex="normal"/>
    </style:style>
    <style:style style:name="T3" style:family="text">
      <style:text-properties fo:font-variant="normal" fo:text-transform="none" fo:color="#cc0000" loext:opacity="100%" style:text-line-through-style="none" style:text-line-through-type="none" style:text-position="0% 100%" style:font-name="Open Sans" fo:font-size="7pt" fo:letter-spacing="normal" fo:language="fr" fo:country="FR" fo:font-style="normal" style:text-underline-style="none" fo:font-weight="normal" fo:background-color="transparent" style:font-name-asian="Open Sans" style:font-size-asian="7pt" style:font-style-asian="normal" style:font-weight-asian="normal" style:font-name-complex="DejaVu Sans" style:font-size-complex="7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language="fr" fo:country="FR" fo:font-style="normal" style:text-underline-style="none" fo:font-weight="normal" fo:background-color="transparent" style:font-name-asian="DejaVu Sans" style:font-size-asian="7pt" style:font-style-asian="normal" style:font-weight-asian="normal" style:font-name-complex="DejaVu Sans" style:font-size-complex="7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0pt" fo:letter-spacing="normal" fo:language="fr" fo:country="FR" fo:font-style="normal" style:text-underline-style="none" fo:font-weight="bold" fo:background-color="transparent" style:font-name-asian="Open Sans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language="fr" fo:country="FR" fo:font-style="normal" style:text-underline-style="none" fo:font-weight="normal" fo:background-color="transparent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7" style:family="text">
      <style:text-properties fo:font-variant="normal" fo:text-transform="none" fo:color="#4285f4" loext:opacity="100%" style:text-line-through-style="none" style:text-line-through-type="none" style:text-position="0% 100%" style:font-name="Open Sans" fo:font-size="9pt" fo:letter-spacing="normal" fo:language="fr" fo:country="FR" fo:font-style="normal" style:text-underline-style="none" fo:font-weight="bold" fo:background-color="transparent" style:font-name-asian="Open Sans" style:font-size-asian="9pt" style:font-style-asian="normal" style:font-weight-asian="bold" style:font-name-complex="DejaVu Sans" style:font-size-complex="9pt" style:font-style-complex="normal" style:font-weight-complex="bold"/>
    </style:style>
    <style:style style:name="T8" style:family="text">
      <style:text-properties fo:font-variant="normal" fo:text-transform="none" fo:color="#4285f4" loext:opacity="100%" style:text-line-through-style="none" style:text-line-through-type="none" style:text-position="0% 100%" style:font-name="Open Sans" fo:font-size="8pt" fo:letter-spacing="normal" fo:language="fr" fo:country="FR" fo:font-style="normal" style:text-underline-style="none" fo:font-weight="normal" fo:background-color="transparent" style:font-name-asian="Open Sans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8pt" fo:letter-spacing="normal" fo:language="fr" fo:country="FR" fo:font-style="normal" style:text-underline-style="none" fo:font-weight="normal" fo:background-color="transparent" style:font-name-asian="DejaVu Sans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T10" style:family="text">
      <style:text-properties fo:font-variant="normal" fo:text-transform="none" fo:color="#0097a7" loext:opacity="100%" style:text-line-through-style="none" style:text-line-through-type="none" style:text-position="0% 100%" style:font-name="Open Sans" fo:font-size="10pt" fo:letter-spacing="normal" fo:language="en" fo:country="GB" fo:font-style="normal" style:text-underline-style="none" fo:font-weight="bold" fo:background-color="transparent" style:font-name-asian="Open Sans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T11" style:family="text">
      <style:text-properties fo:font-variant="normal" fo:text-transform="none" fo:color="#0097a7" loext:opacity="100%" style:text-line-through-style="none" style:text-line-through-type="none" style:text-position="0% 100%" style:font-name="Open Sans" fo:font-size="8pt" fo:letter-spacing="normal" fo:language="en" fo:country="GB" fo:font-style="normal" style:text-underline-style="none" fo:font-weight="normal" fo:background-color="transparent" style:font-name-asian="Open Sans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T12" style:family="text">
      <style:text-properties fo:font-variant="normal" fo:text-transform="none" fo:color="#0097a7" loext:opacity="100%" style:text-line-through-style="none" style:text-line-through-type="none" style:text-position="0% 100%" style:font-name="Open Sans" fo:font-size="8pt" fo:letter-spacing="normal" fo:language="en" fo:country="GB" fo:font-style="normal" style:text-underline-style="none" fo:font-weight="normal" fo:background-color="transparent" style:font-name-asian="Open Sans" style:font-size-asian="8pt" style:font-style-asian="normal" style:font-weight-asian="normal" style:font-name-complex="Open Sans" style:font-size-complex="8pt" style:font-style-complex="normal" style:font-weight-complex="normal"/>
    </style:style>
    <style:style style:name="T13" style:family="text">
      <style:text-properties fo:font-variant="normal" fo:text-transform="none" fo:color="#0097a7" loext:opacity="100%" style:text-line-through-style="none" style:text-line-through-type="none" style:text-position="0% 100%" style:font-name="Open Sans" fo:font-size="9pt" fo:letter-spacing="normal" fo:language="fr" fo:country="FR" fo:font-style="normal" style:text-underline-style="none" fo:font-weight="bold" fo:background-color="transparent" style:font-name-asian="Open Sans" style:font-size-asian="9pt" style:font-style-asian="normal" style:font-weight-asian="bold" style:font-name-complex="DejaVu Sans" style:font-size-complex="9pt" style:font-style-complex="normal" style:font-weight-complex="bold"/>
    </style:style>
    <style:style style:name="T14" style:family="text">
      <style:text-properties fo:font-variant="normal" fo:text-transform="none" fo:color="#0097a7" loext:opacity="100%" style:text-line-through-style="none" style:text-line-through-type="none" style:text-position="0% 100%" style:font-name="Open Sans" fo:font-size="7pt" fo:letter-spacing="normal" fo:language="fr" fo:country="FR" fo:font-style="normal" style:text-underline-style="none" fo:font-weight="normal" fo:background-color="transparent" style:font-name-asian="Open Sans" style:font-size-asian="7pt" style:font-style-asian="normal" style:font-weight-asian="normal" style:font-name-complex="DejaVu Sans" style:font-size-complex="7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0pt" fo:letter-spacing="normal" fo:language="fr" fo:country="FR" fo:font-style="normal" style:text-underline-style="none" fo:font-weight="normal" fo:background-color="transparent" style:font-name-asian="Open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language="fr" fo:country="FR" fo:font-style="normal" style:text-underline-style="none" fo:font-weight="normal" fo:background-color="transparent" style:font-name-asian="Arial1" style:font-size-asian="10pt" style:font-style-asian="normal" style:font-weight-asian="normal" style:font-name-complex="DejaVu Sans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Google Shape;54;p13" draw:style-name="gr1" draw:text-style-name="P3" draw:layer="layout" svg:width="4.789cm" svg:height="7.453cm" svg:x="0.151cm" svg:y="1.367cm">
          <text:p text:style-name="P1"><text:span text:style-name="T1">Besoins et problèmes</text:span></text:p>
          <text:p text:style-name="P2"><text:span text:style-name="T2">A quel(s) besoin(s) ou problème(s)</text:span></text:p>
          <text:p text:style-name="P2"><text:span text:style-name="T2">rencontrés par vos usagers votre solution va répondre ?</text:span></text:p>
          <text:p text:style-name="P1"><text:span text:style-name="T3">Besoin:pouvoir naviguer de manière intuitive sur le site en pouvant affiner ses recherches grâce à des filtres.</text:span></text:p>
          <text:p text:style-name="P1"><text:span text:style-name="T3">Problèmes:faire en sorte que le site soit facile à comprendre </text:span></text:p>
          <text:p text:style-name="P1"><text:span text:style-name="T3">Rendre l ‘expérience utilisateur agréable.</text:span></text:p>
          <text:p text:style-name="P1"><text:span text:style-name="T3">Accéder à des chiffres et des données utiles pour les utilisateurs. </text:span></text:p>
          <text:p text:style-name="P1"><text:span text:style-name="T3">Gérer les possibles bugs de gestion des pages et de navigation.</text:span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1" draw:text-style-name="P3" draw:layer="layout" svg:width="4.634cm" svg:height="7.453cm" svg:x="5.211cm" svg:y="1.367cm">
          <text:p text:style-name="P1"><text:span text:style-name="T1">Usagers</text:span></text:p>
          <text:p text:style-name="P2"><text:span text:style-name="T2">Quels sont les différents usagers que votre solution va cibler ? </text:span></text:p>
          <text:p text:style-name="P1"><text:span text:style-name="T3">Joueurs, producteur, développeur,éditeur.</text:span></text:p>
          <text:p text:style-name="P1"><text:span text:style-name="T3">toute personne désirant s'informer sur un jeu présent sur le site</text:span></text:p>
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<text:p text:style-name="P1"><text:span text:style-name="T5"><text:tab/></text:span><text:span text:style-name="T5"><text:tab/></text:span><text:span text:style-name="T5"><text:tab/></text:span><text:span text:style-name="T5"><text:tab/></text:span></text:p>
          <text:p text:style-name="P1"><text:span text:style-name="T5"><text:tab/></text:span><text:span text:style-name="T5"><text:tab/></text:span><text:span text:style-name="T5"><text:tab/></text:span></text:p>
          <text:p text:style-name="P1"><text:span text:style-name="T5"><text:tab/></text:span><text:span text:style-name="T5"><text:tab/></text:span></text:p>
          <text:p text:style-name="P1"><text:span text:style-name="T5"><text:s/></text:span><text:span text:style-name="T5">clients/usagers que votre solution va cibler ?</text:span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2" draw:text-style-name="P3" draw:layer="layout" svg:width="4.789cm" svg:height="12.669cm" svg:x="10.116cm" svg:y="1.367cm">
          <text:p text:style-name="P1"><text:span text:style-name="T7">Notre solution</text:span></text:p>
          <text:p text:style-name="P1"><text:span text:style-name="T8">Vous pouvez insérer votre logo/visuels ici. Résumez votre solution en quelques mots succincts (proposition de valeur). </text:span></text:p>
          <text:p text:style-name="P1"><text:span text:style-name="T9"/></text:p>
          <text:p text:style-name="P1"><text:span text:style-name="T8">Nos solutions:Voir les sites de type steam,instant gaming…</text:span></text:p>
          <text:p text:style-name="P1"><text:span text:style-name="T8">Effectuer des tests de navigation afin de repérer les bugs et les corriger</text:span></text:p>
          <text:p text:style-name="P1"><text:span text:style-name="T9"/></text:p>
          <text:p text:style-name="P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3" draw:text-style-name="P3" draw:layer="layout" svg:width="4.789cm" svg:height="7.453cm" svg:x="15.164cm" svg:y="1.367cm">
          <text:p text:style-name="P1"><text:span text:style-name="T10">Usages</text:span></text:p>
          <text:p text:style-name="P1"><text:span text:style-name="T11">Comment vos usagers vont-ils utiliser votre solution ? Qu’est-ce que cela changera pour eux </text:span></text:p>
          <text:p text:style-name="P1"><text:span text:style-name="T11">Usages: Faire des recherches poussées et intuitive changement d’érgonomie. </text:span></text:p>
          <text:p text:style-name="P1"><text:span text:style-name="T11">Avoir des informations et renseignements, émettre des avis et interagi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3" draw:text-style-name="P3" draw:layer="layout" svg:width="4.789cm" svg:height="7.453cm" svg:x="20.211cm" svg:y="1.367cm">
          <text:p text:style-name="P1"><text:span text:style-name="T10">Accès</text:span></text:p>
          <text:p text:style-name="P2"><text:span text:style-name="T12">Comment avez-vous optimisé le parcours utilisateur pour faciliter l’accès aux données/informations ?</text:span></text:p>
          <text:p text:style-name="P1"><text:span text:style-name="T11">Login et des filt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3" draw:layer="layout" svg:width="9.694cm" svg:height="5.069cm" svg:x="0.151cm" svg:y="9cm">
          <text:p text:style-name="P1"><text:span text:style-name="T1">Solutions existantes</text:span></text:p>
          <text:p text:style-name="P2"><text:span text:style-name="T2">Quelle(s) solution(s) existe(nt) déjà aujourd’hui pour répondre à ces besoins ?</text:span></text:p>
          <text:p text:style-name="P2"><text:span text:style-name="T2">En quoi votre solution est-elle différente ?</text:span></text:p>
          <text:p text:style-name="P1"><text:span text:style-name="T3">Etudier les différents site avec des fonctions similaires pour en faire ressortir l’expérience utilisateur.</text:span></text:p>
          <text:p text:style-name="P1"><text:span text:style-name="T3">Voir les sites de type steam,instant gaming…</text:span></text:p>
          <text:p text:style-name="P1"><text:span text:style-name="T3">Voir sur des forums si des solutions similaires existent déjà. </text:span></text:p>
          <text:p text:style-name="P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3" draw:style-name="gr3" draw:text-style-name="P3" draw:layer="layout" svg:width="9.848cm" svg:height="5.069cm" svg:x="15.152cm" svg:y="9cm">
          <text:p text:style-name="P1"><text:span text:style-name="T13">Base de données</text:span></text:p>
          <text:p text:style-name="P1"><text:span text:style-name="T14">Comment allez-vous récolter et préparer votre base de données (plusieurs sources, croisement de données, etc.) ? Quels sont vos sources d’importation des donnés ?</text:span></text:p>
          <text:p text:style-name="P1"><text:span text:style-name="T14">Base de données de steam sous Excel puis import sur mamp</text:span></text:p>
          <text:p text:style-name="P1"><text:span text:style-name="T14">Avec les requêtes, en faire ressortir des statistique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3" draw:style-name="gr4" draw:text-style-name="P3" draw:layer="layout" svg:width="7.416cm" svg:height="0.93cm" svg:x="2.429cm" svg:y="0.249cm">
          <text:p text:style-name="P1"><text:span text:style-name="T15">Nom du projet : Jeux vid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3" draw:style-name="gr4" draw:text-style-name="P3" draw:layer="layout" svg:width="14.884cm" svg:height="0.93cm" svg:x="10.116cm" svg:y="0.249cm">
          <text:p text:style-name="P1"><text:span text:style-name="T16">Membres : Abdraman Mahamat,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3" draw:style-name="gr4" draw:text-style-name="P3" draw:layer="layout" svg:width="2.051cm" svg:height="0.93cm" svg:x="0.164cm" svg:y="0.249cm">
          <text:p text:style-name="P1"><text:span text:style-name="T15">Gr. 7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/>
    <style:font-face style:name="Open Sans1" svg:font-family="'Open Sans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3.665cm" svg:height="5.699cm" svg:x="0.866cm" svg:y="2.068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language>fr-FR</dc:language>
    <dc:date>2022-10-26T12:22:03.325000000</dc:date>
    <meta:editing-cycles>9</meta:editing-cycles>
    <dc:title>PowerPoint Presentation</dc:title>
    <meta:editing-duration>PT12H38M59S</meta:editing-duration>
    <meta:generator>LibreOffice/7.2.5.2$Windows_X86_64 LibreOffice_project/499f9727c189e6ef3471021d6132d4c694f357e5</meta:generator>
    <meta:document-statistic meta:object-count="30"/>
    <meta:user-defined meta:name="AppVersion">15.0000</meta:user-defined>
    <meta:user-defined meta:name="Notes" meta:value-type="float">1</meta:user-defined>
    <meta:user-defined meta:name="PresentationFormat">On-screen Show (16:9)</meta:user-defined>
    <meta:user-defined meta:name="Slides" meta:value-type="float">1</meta:user-defined>
  </office:meta>
</office:document-meta>
</file>